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m oss:</text:p>
      <text:p text:style-name="P2"/>
      <text:p text:style-name="P2">Vi er fire studenter fra HiST som fikk i oppgave å lage dette sjakkspillet.</text:p>
      <text:p text:style-name="P2"/>
      <text:p text:style-name="P2">Det er lov å modifisere spillet, men vi fraskriver oss alt ansvar.</text:p>
      <text:p text:style-name="P2"/>
      <text:p text:style-name="P1">Meet your makers:</text:p>
      <text:p text:style-name="P2">Bjørn Tore Gjerde</text:p>
      <text:p text:style-name="P2">Jørgen Dalheim Olsen</text:p>
      <text:p text:style-name="P2">Jonas Bo Grimsgaard</text:p>
      <text:p text:style-name="P2">Malin Livoll Schei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in Schei</meta:initial-creator>
    <meta:creation-date>2012-04-25T15:06:57.39</meta:creation-date>
    <dc:date>2012-04-25T15:15:12.80</dc:date>
    <dc:creator>Bjørn tore Gjerde</dc:creator>
    <meta:editing-duration>PT00H07M35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43" meta:character-count="239"/>
  </office:meta>
</office:document-meta>
</file>